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27in"/>
    </style:style>
    <style:style style:name="co2" style:family="table-column">
      <style:table-column-properties fo:break-before="auto" style:column-width="0.8311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1.0146in"/>
    </style:style>
    <style:style style:name="co5" style:family="table-column">
      <style:table-column-properties fo:break-before="auto" style:column-width="0.778in"/>
    </style:style>
    <style:style style:name="co6" style:family="table-column">
      <style:table-column-properties fo:break-before="auto" style:column-width="2.122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2.6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 style:data-style-name="N60"/>
  </office:automatic-styles>
  <office:body>
    <office:spreadsheet>
      <table:table table:name="total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number-columns-repeated="2" table:default-cell-style-name="Default"/>
        <table:table-row table:style-name="ro1">
          <table:table-cell office:value-type="string">
            <text:p>method</text:p>
          </table:table-cell>
          <table:table-cell office:value-type="string">
            <text:p>input SNPs</text:p>
          </table:table-cell>
          <table:table-cell office:value-type="string">
            <text:p>SNP length</text:p>
          </table:table-cell>
          <table:table-cell office:value-type="string">
            <text:p>iterations</text:p>
          </table:table-cell>
          <table:table-cell office:value-type="string">
            <text:p>parallelism</text:p>
          </table:table-cell>
          <table:table-cell office:value-type="string">
            <text:p>time (-disk IO)</text:p>
          </table:table-cell>
          <table:table-cell office:value-type="string">
            <text:p>mean time</text:p>
          </table:table-cell>
          <table:table-cell office:value-type="string">
            <text:p>mean time per SNP per iteration</text:p>
          </table:table-cell>
          <table:table-cell table:number-columns-repeated="2"/>
        </table:table-row>
        <table:table-row table:style-name="ro2">
          <table:table-cell office:value-type="string">
            <text:p>Matlab PLM</text:p>
          </table:table-cell>
          <table:table-cell table:style-name="ce1" office:value-type="float" office:value="54872">
            <text:p>54872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/>
          <table:table-cell office:value-type="float" office:value="502">
            <text:p>502</text:p>
          </table:table-cell>
          <table:table-cell table:formula="of:=[.G2]/[.B2]/[.D2]" office:value-type="float" office:value="0.000182971278612043">
            <text:p>1.83E-004</text:p>
          </table:table-cell>
          <table:table-cell table:formula="of:=1/[.H2]/[.E2]" office:value-type="float" office:value="5465.33864541833">
            <text:p>5465.3386454183</text:p>
          </table:table-cell>
          <table:table-cell/>
        </table:table-row>
        <table:table-row table:style-name="ro1">
          <table:table-cell office:value-type="string">
            <text:p>CPU PLM</text:p>
          </table:table-cell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table:formula="of:=['CPU plm'.G21]" office:value-type="float" office:value="22.88460625">
            <text:p>22.88460625</text:p>
          </table:table-cell>
          <table:table-cell table:formula="of:=[.G3]/[.B3]/[.D3]" office:value-type="float" office:value="0.000000457692125">
            <text:p>4.58E-007</text:p>
          </table:table-cell>
          <table:table-cell table:formula="of:=1/[.H3]/[.E3]" office:value-type="float" office:value="136554.676355858">
            <text:p>136554.676355858</text:p>
          </table:table-cell>
          <table:table-cell/>
        </table:table-row>
        <table:table-row table:style-name="ro1">
          <table:table-cell office:value-type="string">
            <text:p>GPU+CPU PLM</text:p>
          </table:table-cell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table:formula="of:=['Longhorn GPU plm'.G21]" office:value-type="float" office:value="25.75278125">
            <text:p>25.75278125</text:p>
          </table:table-cell>
          <table:table-cell table:formula="of:=[.G4]/[.B4]/[.D4]" office:value-type="float" office:value="0.000000515055625">
            <text:p>5.15E-007</text:p>
          </table:table-cell>
          <table:table-cell table:formula="of:=1/[.H4]/[.E4]" office:value-type="float" office:value="121346.116742245">
            <text:p>121346.116742245</text:p>
          </table:table-cell>
          <table:table-cell table:formula="of:=1/[.H4]*2" office:value-type="float" office:value="3883075.73575184">
            <text:p>3883075.73575184</text:p>
          </table:table-cell>
        </table:table-row>
        <table:table-row table:style-name="ro1">
          <table:table-cell office:value-type="string">
            <text:p>iPlant GLM</text:p>
          </table:table-cell>
          <table:table-cell table:formula="of:=['orig iPlant CPU'.A2]" office:value-type="float" office:value="65536">
            <text:p>65536</text:p>
          </table:table-cell>
          <table:table-cell table:formula="of:=['orig iPlant CPU'.B2]" office:value-type="float" office:value="4892">
            <text:p>4892</text:p>
          </table:table-cell>
          <table:table-cell table:formula="of:=['orig iPlant CPU'.C2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['orig iPlant CPU'.D2]" office:value-type="float" office:value="203.672">
            <text:p>203.672</text:p>
          </table:table-cell>
          <table:table-cell table:formula="of:=[.G5]/[.B5]/[.D5]" office:value-type="float" office:value="0.0031077880859375">
            <text:p>3.11E-003</text:p>
          </table:table-cell>
          <table:table-cell table:formula="of:=1/[.H5]/[.E5]" office:value-type="float" office:value="321.772261282847">
            <text:p>321.7722612828</text:p>
          </table:table-cell>
          <table:table-cell/>
        </table:table-row>
        <table:table-row table:style-name="ro1">
          <table:table-cell office:value-type="string">
            <text:p>Greg + Tapasya GPU single-SNP GLM</text:p>
          </table:table-cell>
          <table:table-cell office:value-type="float" office:value="81920">
            <text:p>81920</text:p>
          </table:table-cell>
          <table:table-cell office:value-type="float" office:value="3700">
            <text:p>370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.769">
            <text:p>0.769</text:p>
          </table:table-cell>
          <table:table-cell table:formula="of:=[.G6]/[.B6]/[.D6]" office:value-type="float" office:value="0.00000938720703125">
            <text:p>9.39E-006</text:p>
          </table:table-cell>
          <table:table-cell table:formula="of:=1/[.H6]/[.E6]" office:value-type="float" office:value="106527.958387516">
            <text:p>106527.958387516</text:p>
          </table:table-cell>
          <table:table-cell/>
        </table:table-row>
        <table:table-row table:style-name="ro1">
          <table:table-cell office:value-type="string">
            <text:p>Greg + Tapasya GPU multi-SNP GLM</text:p>
          </table:table-cell>
          <table:table-cell office:value-type="float" office:value="27000">
            <text:p>27000</text:p>
          </table:table-cell>
          <table:table-cell office:value-type="float" office:value="3700">
            <text:p>370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formula="of:=[.G7]/[.B7]/[.D7]" office:value-type="float" office:value="0.000185185185185185">
            <text:p>1.85E-004</text:p>
          </table:table-cell>
          <table:table-cell table:formula="of:=1/[.H7]/[.E7]" office:value-type="float" office:value="5400">
            <text:p>5400</text:p>
          </table:table-cell>
          <table:table-cell/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rig iPlant CPU" table:style-name="ta1" table:print="false">
        <table:table-column table:style-name="co7" table:number-columns-repeated="4" table:default-cell-style-name="ce1"/>
        <table:table-column table:style-name="co8" table:default-cell-style-name="Default"/>
        <table:table-column table:style-name="co7" table:default-cell-style-name="ce1"/>
        <table:table-row table:style-name="ro3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office:value-type="string">
            <text:p>iterations</text:p>
          </table:table-cell>
          <table:table-cell office:value-type="string">
            <text:p>Iterations times (-disk IO)</text:p>
          </table:table-cell>
          <table:table-cell office:value-type="string">
            <text:p>IO times (may be affected by caching)</text:p>
          </table:table-cell>
          <table:table-cell office:value-type="string">
            <text:p>mean time per SNP per iteration</text:p>
          </table:table-cell>
        </table:table-row>
        <table:table-row table:style-name="ro1">
          <table:table-cell table:style-name="Default" office:value-type="float" office:value="65536">
            <text:p>65536</text:p>
          </table:table-cell>
          <table:table-cell table:style-name="Default" office:value-type="float" office:value="4892">
            <text:p>48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3.672">
            <text:p>203.672</text:p>
          </table:table-cell>
          <table:table-cell office:value-type="float" office:value="3.47">
            <text:p>3.47</text:p>
          </table:table-cell>
          <table:table-cell table:style-name="Default" table:formula="of:=[.D2]/[.A2]" office:value-type="float" office:value="0.0031077880859375">
            <text:p>0.0031077881</text:p>
          </table:table-cell>
        </table:table-row>
      </table:table>
      <table:table table:name="CPU plm" table:style-name="ta1" table:print="false">
        <table:table-column table:style-name="co7" table:number-columns-repeated="7" table:default-cell-style-name="Default"/>
        <table:table-column table:style-name="co7" table:default-cell-style-name="ce2"/>
        <table:table-row table:style-name="ro2">
          <table:table-cell office:value-type="string">
            <text:p>SNPs</text:p>
          </table:table-cell>
          <table:table-cell office:value-type="string">
            <text:p>rank</text:p>
          </table:table-cell>
          <table:table-cell office:value-type="string">
            <text:p>total</text:p>
          </table:table-cell>
          <table:table-cell office:value-type="string">
            <text:p>iterations</text:p>
          </table:table-cell>
          <table:table-cell office:value-type="string">
            <text:p>comp</text:p>
          </table:table-cell>
          <table:table-cell office:value-type="string">
            <text:p>mean total</text:p>
          </table:table-cell>
          <table:table-cell office:value-type="string">
            <text:p>mean comp</text:p>
          </table:table-cell>
          <table:table-cell office:value-type="string">
            <text:p>comp time per snp per iteration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07.434">
            <text:p>207.434</text:p>
          </table:table-cell>
          <table:table-cell table:formula="of:=AVERAGE([.C2:.C3])" office:value-type="float" office:value="0">
            <text:p>#DIV/0!</text:p>
          </table:table-cell>
          <table:table-cell table:formula="of:=AVERAGE([.E2:.E3])" office:value-type="float" office:value="186.551">
            <text:p>186.551</text:p>
          </table:table-cell>
          <table:table-cell table:formula="of:=[.G2]/[.D2]/[.A2]" office:value-type="float" office:value="0.00000373102">
            <text:p>3.73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165.668">
            <text:p>165.66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54.426">
            <text:p>454.426</text:p>
          </table:table-cell>
          <table:table-cell table:formula="of:=[.C5]" office:value-type="float" office:value="0">
            <text:p>0</text:p>
          </table:table-cell>
          <table:table-cell table:formula="of:=[.E5]" office:value-type="float" office:value="454.426">
            <text:p>454.426</text:p>
          </table:table-cell>
          <table:table-cell table:formula="of:=[.G5]/[.D5]/[.A5]" office:value-type="float" office:value="0.00000908852">
            <text:p>9.09E-0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50.5339">
            <text:p>50.5339</text:p>
          </table:table-cell>
          <table:table-cell table:formula="of:=AVERAGE([.C7:.C14])" office:value-type="float" office:value="0">
            <text:p>#DIV/0!</text:p>
          </table:table-cell>
          <table:table-cell table:formula="of:=AVERAGE([.E7:.E14])" office:value-type="float" office:value="45.537125">
            <text:p>45.537125</text:p>
          </table:table-cell>
          <table:table-cell table:formula="of:=[.G7]/[.D7]/[.A7]" office:value-type="float" office:value="0.0000009107425">
            <text:p>9.11E-0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40.6135">
            <text:p>40.6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50.6689">
            <text:p>50.6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50">
            <text:p>50</text:p>
          </table:table-cell>
          <table:table-cell office:value-type="float" office:value="40.8652">
            <text:p>40.8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office:value-type="float" office:value="50.1328">
            <text:p>50.1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float" office:value="50">
            <text:p>50</text:p>
          </table:table-cell>
          <table:table-cell office:value-type="float" office:value="40.6491">
            <text:p>40.64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float" office:value="50">
            <text:p>50</text:p>
          </table:table-cell>
          <table:table-cell office:value-type="float" office:value="50.155">
            <text:p>50.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float" office:value="50">
            <text:p>50</text:p>
          </table:table-cell>
          <table:table-cell office:value-type="float" office:value="40.6786">
            <text:p>40.678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01.482">
            <text:p>101.482</text:p>
          </table:table-cell>
          <table:table-cell table:formula="of:=AVERAGE([.C16:.C19])" office:value-type="float" office:value="0">
            <text:p>#DIV/0!</text:p>
          </table:table-cell>
          <table:table-cell table:formula="of:=AVERAGE([.E16:.E19])" office:value-type="float" office:value="96.688875">
            <text:p>96.688875</text:p>
          </table:table-cell>
          <table:table-cell table:formula="of:=[.G16]/[.D16]/[.A16]" office:value-type="float" office:value="0.0000019337775">
            <text:p>1.93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82.0298">
            <text:p>82.0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105.478">
            <text:p>105.4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50">
            <text:p>50</text:p>
          </table:table-cell>
          <table:table-cell office:value-type="float" office:value="97.7657">
            <text:p>97.765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5.3078">
            <text:p>25.3078</text:p>
          </table:table-cell>
          <table:table-cell table:formula="of:=AVERAGE([.C21:.C36])" office:value-type="float" office:value="0">
            <text:p>#DIV/0!</text:p>
          </table:table-cell>
          <table:table-cell table:formula="of:=AVERAGE([.E21:.E36])" office:value-type="float" office:value="22.88460625">
            <text:p>22.88460625</text:p>
          </table:table-cell>
          <table:table-cell table:formula="of:=[.G21]/[.D21]/[.A21]" office:value-type="float" office:value="0.000000457692125">
            <text:p>4.58E-0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0.4743">
            <text:p>20.4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5.2919">
            <text:p>25.29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0.5824">
            <text:p>20.5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25.3578">
            <text:p>25.35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0.4183">
            <text:p>20.41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25.2793">
            <text:p>25.27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20.4855">
            <text:p>20.48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25.2556">
            <text:p>25.2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20.5884">
            <text:p>20.58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25.2819">
            <text:p>25.28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20.4265">
            <text:p>20.42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25.2681">
            <text:p>25.2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20.4564">
            <text:p>20.45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25.2524">
            <text:p>25.2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20.4271">
            <text:p>20.4271</text:p>
          </table:table-cell>
          <table:table-cell table:number-columns-repeated="3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onghorn GPU plm" table:style-name="ta1" table:print="false">
        <table:table-column table:style-name="co7" table:number-columns-repeated="7" table:default-cell-style-name="Default"/>
        <table:table-column table:style-name="co7" table:default-cell-style-name="ce2"/>
        <table:table-row table:style-name="ro2">
          <table:table-cell office:value-type="string">
            <text:p>SNPs</text:p>
          </table:table-cell>
          <table:table-cell office:value-type="string">
            <text:p>rank</text:p>
          </table:table-cell>
          <table:table-cell office:value-type="string">
            <text:p>total</text:p>
          </table:table-cell>
          <table:table-cell office:value-type="string">
            <text:p>iterations</text:p>
          </table:table-cell>
          <table:table-cell office:value-type="string">
            <text:p>comp</text:p>
          </table:table-cell>
          <table:table-cell office:value-type="string">
            <text:p>mean total</text:p>
          </table:table-cell>
          <table:table-cell office:value-type="string">
            <text:p>mean comp</text:p>
          </table:table-cell>
          <table:table-cell office:value-type="string">
            <text:p>comp time per snp per iteration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54.253">
            <text:p>454.253</text:p>
          </table:table-cell>
          <table:table-cell table:formula="of:=AVERAGE([.C2:.C3])" office:value-type="float" office:value="0">
            <text:p>#DIV/0!</text:p>
          </table:table-cell>
          <table:table-cell table:formula="of:=AVERAGE([.E2:.E3])" office:value-type="float" office:value="454.253">
            <text:p>454.253</text:p>
          </table:table-cell>
          <table:table-cell table:formula="of:=[.G2]/[.D2]/[.A2]" office:value-type="float" office:value="0.00000908506">
            <text:p>9.09E-0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03.452">
            <text:p>203.452</text:p>
          </table:table-cell>
          <table:table-cell/>
          <table:table-cell table:formula="of:=AVERAGE([.E4:.E5])" office:value-type="float" office:value="199.2445">
            <text:p>199.2445</text:p>
          </table:table-cell>
          <table:table-cell table:formula="of:=[.G4]/[.D4]/[.A4]" office:value-type="float" office:value="0.00000398489">
            <text:p>3.98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95.037">
            <text:p>195.03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03.239">
            <text:p>103.239</text:p>
          </table:table-cell>
          <table:table-cell table:formula="of:=AVERAGE([.C7:.C10])" office:value-type="float" office:value="0">
            <text:p>#DIV/0!</text:p>
          </table:table-cell>
          <table:table-cell table:formula="of:=AVERAGE([.E7:.E10])" office:value-type="float" office:value="99.44285">
            <text:p>99.44285</text:p>
          </table:table-cell>
          <table:table-cell table:formula="of:=[.G7]/[.D7]/[.A7]" office:value-type="float" office:value="0.000001988857">
            <text:p>1.99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6.4157">
            <text:p>96.41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01.763">
            <text:p>101.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96.3537">
            <text:p>96.353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55.326">
            <text:p>55.326</text:p>
          </table:table-cell>
          <table:table-cell/>
          <table:table-cell table:formula="of:=AVERAGE([.E12:.E19])" office:value-type="float" office:value="50.67055">
            <text:p>50.67055</text:p>
          </table:table-cell>
          <table:table-cell table:formula="of:=[.G12]/[.D12]/[.A12]" office:value-type="float" office:value="0.000001013411">
            <text:p>1.01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47.7928">
            <text:p>47.79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2.603">
            <text:p>52.6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48.3656">
            <text:p>48.3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51.4691">
            <text:p>51.46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49.5495">
            <text:p>49.54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51.6032">
            <text:p>51.6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48.6552">
            <text:p>48.655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6.4112">
            <text:p>26.4112</text:p>
          </table:table-cell>
          <table:table-cell/>
          <table:table-cell table:formula="of:=AVERAGE([.E21:.E36])" office:value-type="float" office:value="25.75278125">
            <text:p>25.75278125</text:p>
          </table:table-cell>
          <table:table-cell table:formula="of:=[.G21]/[.D21]/[.A21]" office:value-type="float" office:value="0.000000515055625">
            <text:p>5.15E-0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4.628">
            <text:p>24.6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6.0267">
            <text:p>26.02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4.9932">
            <text:p>24.9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26.9085">
            <text:p>26.9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5.2034">
            <text:p>25.2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26.0454">
            <text:p>26.0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25.6097">
            <text:p>25.60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26.0488">
            <text:p>26.0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25.4058">
            <text:p>25.4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26.0481">
            <text:p>26.04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25.5716">
            <text:p>25.5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26.0155">
            <text:p>26.0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25.1173">
            <text:p>25.1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26.1013">
            <text:p>26.1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25.91">
            <text:p>25.91</text:p>
          </table:table-cell>
          <table:table-cell table:number-columns-repeated="3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eeneland GPU plm" table:style-name="ta1">
        <table:table-column table:style-name="co7" table:number-columns-repeated="7" table:default-cell-style-name="Default"/>
        <table:table-column table:style-name="co7" table:default-cell-style-name="ce2"/>
        <table:table-row table:style-name="ro2">
          <table:table-cell office:value-type="string">
            <text:p>SNPs</text:p>
          </table:table-cell>
          <table:table-cell office:value-type="string">
            <text:p>rank</text:p>
          </table:table-cell>
          <table:table-cell office:value-type="string">
            <text:p>total</text:p>
          </table:table-cell>
          <table:table-cell office:value-type="string">
            <text:p>iterations</text:p>
          </table:table-cell>
          <table:table-cell office:value-type="string">
            <text:p>comp</text:p>
          </table:table-cell>
          <table:table-cell office:value-type="string">
            <text:p>mean total</text:p>
          </table:table-cell>
          <table:table-cell office:value-type="string">
            <text:p>mean comp</text:p>
          </table:table-cell>
          <table:table-cell office:value-type="string">
            <text:p>comp time per snp per iteration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17.431">
            <text:p>117.431</text:p>
          </table:table-cell>
          <table:table-cell table:formula="of:=AVERAGE([.C2:.C3])" office:value-type="float" office:value="0">
            <text:p>#DIV/0!</text:p>
          </table:table-cell>
          <table:table-cell table:formula="of:=AVERAGE([.E2:.E3])" office:value-type="float" office:value="117.4195">
            <text:p>117.4195</text:p>
          </table:table-cell>
          <table:table-cell table:formula="of:=[.G2]/[.D2]/[.A2]" office:value-type="float" office:value="0.00001174195">
            <text:p>1.17E-005</text:p>
          </table:table-cell>
        </table:table-row>
        <table:table-row table:style-name="ro1">
          <table:table-cell table:number-columns-repeated="4"/>
          <table:table-cell office:value-type="float" office:value="117.408">
            <text:p>117.408</text:p>
          </table:table-cell>
          <table:table-cell table:number-columns-repeated="2"/>
          <table:table-cell table:style-name="Default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2"/>
          <table:table-cell/>
          <table:table-cell table:end-cell-address="'Keeneland GPU plm'.M50" table:end-x="0.7264in" table:end-y="0.1354in" draw:z-index="1" table:number-columns-repeated="5"/>
        </table:table-row>
        <table:table-row table:style-name="ro1" table:number-rows-repeated="13">
          <table:table-cell table:number-columns-repeated="8"/>
        </table:table-row>
        <table:table-row table:style-name="ro1">
          <table:table-cell table:style-name="Default"/>
        </table:table-row>
        <table:table-row table:end-cell-address="'Keeneland GPU plm'.K58" table:end-x="0.5311in" table:end-y="0.0213in" draw:z-index="0" table:style-name="ro1">
          <table:table-cell table:number-columns-repeated="7"/>
          <table:table-cell table:style-name="Default"/>
        </table:table-row>
      </table:table>
      <table:table table:name="Keeneland CPU plm" table:style-name="ta1">
        <table:table-column table:style-name="co7" table:number-columns-repeated="7" table:default-cell-style-name="Default"/>
        <table:table-column table:style-name="co7" table:default-cell-style-name="ce2"/>
        <table:table-row table:style-name="ro2">
          <table:table-cell office:value-type="string">
            <text:p>SNPs</text:p>
          </table:table-cell>
          <table:table-cell office:value-type="string">
            <text:p>rank</text:p>
          </table:table-cell>
          <table:table-cell office:value-type="string">
            <text:p>total</text:p>
          </table:table-cell>
          <table:table-cell office:value-type="string">
            <text:p>iterations</text:p>
          </table:table-cell>
          <table:table-cell office:value-type="string">
            <text:p>comp</text:p>
          </table:table-cell>
          <table:table-cell office:value-type="string">
            <text:p>mean total</text:p>
          </table:table-cell>
          <table:table-cell office:value-type="string">
            <text:p>mean comp</text:p>
          </table:table-cell>
          <table:table-cell office:value-type="string">
            <text:p>comp time per snp per iteration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41.642">
            <text:p>141.642</text:p>
          </table:table-cell>
          <table:table-cell table:formula="of:=AVERAGE([.C2:.C3])" office:value-type="float" office:value="0">
            <text:p>#DIV/0!</text:p>
          </table:table-cell>
          <table:table-cell table:formula="of:=AVERAGE([.E2:.E3])" office:value-type="float" office:value="141.6275">
            <text:p>141.6275</text:p>
          </table:table-cell>
          <table:table-cell table:formula="of:=[.G2]/[.D2]/[.A2]" office:value-type="float" office:value="0.00001416275">
            <text:p>1.42E-005</text:p>
          </table:table-cell>
        </table:table-row>
        <table:table-row table:style-name="ro1">
          <table:table-cell table:number-columns-repeated="4"/>
          <table:table-cell office:value-type="float" office:value="141.613">
            <text:p>141.613</text:p>
          </table:table-cell>
          <table:table-cell table:number-columns-repeated="2"/>
          <table:table-cell table:style-name="Default"/>
        </table:table-row>
      </table:table>
      <table:table table:name="Graph" table:style-name="ta1" table:print="false">
        <table:table-column table:style-name="co7" table:number-columns-repeated="5" table:default-cell-style-name="Default"/>
        <table:table-row table:style-name="ro1">
          <table:table-cell office:value-type="string">
            <text:p>time per SNP per iteration</text:p>
          </table:table-cell>
          <table:table-cell table:number-columns-repeated="4"/>
        </table:table-row>
        <table:table-row table:style-name="ro1">
          <table:table-cell office:value-type="string">
            <text:p>Nodes</text:p>
          </table:table-cell>
          <table:table-cell office:value-type="string">
            <text:p>Matlab PLM</text:p>
          </table:table-cell>
          <table:table-cell office:value-type="string">
            <text:p>CPU PLM</text:p>
          </table:table-cell>
          <table:table-cell office:value-type="string">
            <text:p>GPU PL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total.H2]" office:value-type="float" office:value="0.000182971278612043">
            <text:p>1.83E-004</text:p>
          </table:table-cell>
          <table:table-cell table:formula="of:=['CPU plm'.H5]" office:value-type="float" office:value="0.00000908852">
            <text:p>9.09E-006</text:p>
          </table:table-cell>
          <table:table-cell table:formula="of:=['Longhorn GPU plm'.H2]" office:value-type="float" office:value="0.00000908506">
            <text:p>9.09E-00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n/a" office:value-type="float" office:value="0">
            <text:p>#NAME?</text:p>
          </table:table-cell>
          <table:table-cell table:formula="of:=['CPU plm'.H2]" office:value-type="float" office:value="0.00000373102">
            <text:p>3.73E-006</text:p>
          </table:table-cell>
          <table:table-cell table:formula="of:=['Longhorn GPU plm'.H4]" office:value-type="float" office:value="0.00000398489">
            <text:p>3.98E-00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B4]" office:value-type="float" office:value="0">
            <text:p>#NAME?</text:p>
          </table:table-cell>
          <table:table-cell table:formula="of:=['CPU plm'.H16]" office:value-type="float" office:value="0.0000019337775">
            <text:p>1.93E-006</text:p>
          </table:table-cell>
          <table:table-cell table:formula="of:=['Longhorn GPU plm'.H7]" office:value-type="float" office:value="0.000001988857">
            <text:p>1.99E-00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B5]" office:value-type="float" office:value="0">
            <text:p>#NAME?</text:p>
          </table:table-cell>
          <table:table-cell table:formula="of:=['CPU plm'.H7]" office:value-type="float" office:value="0.0000009107425">
            <text:p>9.11E-007</text:p>
          </table:table-cell>
          <table:table-cell table:formula="of:=['Longhorn GPU plm'.H12]" office:value-type="float" office:value="0.000001013411">
            <text:p>1.01E-00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B6]" office:value-type="float" office:value="0">
            <text:p>#NAME?</text:p>
          </table:table-cell>
          <table:table-cell table:formula="of:=['CPU plm'.H21]" office:value-type="float" office:value="0.000000457692125">
            <text:p>4.58E-007</text:p>
          </table:table-cell>
          <table:table-cell table:formula="of:=['Longhorn GPU plm'.H21]" office:value-type="float" office:value="0.000000515055625">
            <text:p>5.15E-00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4892-element SNPs/sec</text:p>
          </table:table-cell>
          <table:table-cell table:number-columns-repeated="4"/>
        </table:table-row>
        <table:table-row table:style-name="ro1">
          <table:table-cell office:value-type="string">
            <text:p>Nodes</text:p>
          </table:table-cell>
          <table:table-cell office:value-type="string">
            <text:p>Matlab PLM</text:p>
          </table:table-cell>
          <table:table-cell office:value-type="string">
            <text:p>CPU PLM</text:p>
          </table:table-cell>
          <table:table-cell office:value-type="string">
            <text:p>GPU PLM</text:p>
          </table:table-cell>
          <table:table-cell office:value-type="string">
            <text:p>linear scaling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1/[total.H2]" office:value-type="float" office:value="5465.33864541833">
            <text:p>5465.3386454183</text:p>
          </table:table-cell>
          <table:table-cell table:formula="of:=1/['CPU plm'.H5]" office:value-type="float" office:value="110028.915599019">
            <text:p>110028.915599019</text:p>
          </table:table-cell>
          <table:table-cell table:formula="of:=1/['Longhorn GPU plm'.H2]" office:value-type="float" office:value="110070.819565308">
            <text:p>110070.819565308</text:p>
          </table:table-cell>
          <table:table-cell table:formula="of:=[.D$11]*[.A11]" office:value-type="float" office:value="110070.819565308">
            <text:p>110070.81956530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n/a" office:value-type="float" office:value="0">
            <text:p>#NAME?</text:p>
          </table:table-cell>
          <table:table-cell table:formula="of:=1/['CPU plm'.H2]" office:value-type="float" office:value="268023.221531914">
            <text:p>268023.221531914</text:p>
          </table:table-cell>
          <table:table-cell table:formula="of:=1/['Longhorn GPU plm'.H4]" office:value-type="float" office:value="250947.955903425">
            <text:p>250947.955903425</text:p>
          </table:table-cell>
          <table:table-cell table:formula="of:=[.D$11]*[.A12]" office:value-type="float" office:value="220141.639130617">
            <text:p>220141.6391306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" office:value-type="float" office:value="0">
            <text:p>#NAME?</text:p>
          </table:table-cell>
          <table:table-cell table:formula="of:=1/['CPU plm'.H16]" office:value-type="float" office:value="517122.574856725">
            <text:p>517122.574856725</text:p>
          </table:table-cell>
          <table:table-cell table:formula="of:=1/['Longhorn GPU plm'.H7]" office:value-type="float" office:value="502801.357764787">
            <text:p>502801.357764787</text:p>
          </table:table-cell>
          <table:table-cell table:formula="of:=[.D$11]*[.A13]" office:value-type="float" office:value="440283.278261233">
            <text:p>440283.27826123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" office:value-type="float" office:value="0">
            <text:p>#NAME?</text:p>
          </table:table-cell>
          <table:table-cell table:formula="of:=1/['CPU plm'.H7]" office:value-type="float" office:value="1098005.19905462">
            <text:p>1098005.19905462</text:p>
          </table:table-cell>
          <table:table-cell table:formula="of:=1/['Longhorn GPU plm'.H12]" office:value-type="float" office:value="986766.474806372">
            <text:p>986766.474806372</text:p>
          </table:table-cell>
          <table:table-cell table:formula="of:=[.D$11]*[.A14]" office:value-type="float" office:value="880566.556522467">
            <text:p>880566.5565224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B14]" office:value-type="float" office:value="0">
            <text:p>#NAME?</text:p>
          </table:table-cell>
          <table:table-cell table:formula="of:=1/['CPU plm'.H21]" office:value-type="float" office:value="2184874.82169373">
            <text:p>2184874.82169373</text:p>
          </table:table-cell>
          <table:table-cell table:formula="of:=1/['Longhorn GPU plm'.H21]" office:value-type="float" office:value="1941537.86787592">
            <text:p>1941537.86787592</text:p>
          </table:table-cell>
          <table:table-cell table:formula="of:=[.D$11]*[.A15]" office:value-type="float" office:value="1761133.11304493">
            <text:p>1761133.11304493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>
            <text:p>Nodes</text:p>
          </table:table-cell>
          <table:table-cell/>
          <table:table-cell office:value-type="string">
            <text:p>CPU PLM</text:p>
          </table:table-cell>
          <table:table-cell office:value-type="string">
            <text:p>GPU PL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['CPU plm'.G5]" office:value-type="float" office:value="454.426">
            <text:p>454.426</text:p>
          </table:table-cell>
          <table:table-cell table:formula="of:=['Longhorn GPU plm'.G2]" office:value-type="float" office:value="454.253">
            <text:p>454.25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['CPU plm'.G2]" office:value-type="float" office:value="186.551">
            <text:p>186.551</text:p>
          </table:table-cell>
          <table:table-cell table:formula="of:=['Longhorn GPU plm'.G4]" office:value-type="float" office:value="199.2445">
            <text:p>199.244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['CPU plm'.G16]" office:value-type="float" office:value="96.688875">
            <text:p>96.688875</text:p>
          </table:table-cell>
          <table:table-cell table:formula="of:=['Longhorn GPU plm'.G7]" office:value-type="float" office:value="99.44285">
            <text:p>99.4428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['CPU plm'.G7]" office:value-type="float" office:value="45.537125">
            <text:p>45.537125</text:p>
          </table:table-cell>
          <table:table-cell table:formula="of:=['Longhorn GPU plm'.G12]" office:value-type="float" office:value="50.67055">
            <text:p>50.6705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['CPU plm'.G21]" office:value-type="float" office:value="22.88460625">
            <text:p>22.88460625</text:p>
          </table:table-cell>
          <table:table-cell table:formula="of:=['Longhorn GPU plm'.G21]" office:value-type="float" office:value="25.75278125">
            <text:p>25.7527812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/>
      <number:text>%</number:text>
    </number:number-style>
    <number:number-style style:name="N122">
      <number:text>$ </number:text>
      <number:number number:decimal-places="2" number:min-integer-digits="1" number:grouping="true"/>
      <number:text> </number:text>
    </number:number-style>
    <number:number-style style:name="N123">
      <number:text>$ (</number:text>
      <number:number number:decimal-places="2" number:min-integer-digits="1" number:grouping="true"/>
      <number:text>)</number:text>
    </number:number-style>
    <number:number-style style:name="N124">
      <number:text>$ - </number:text>
    </number:number-style>
    <number:number-style style:name="N125P0" style:volatile="true">
      <number:text>$ </number:text>
      <number:number number:decimal-places="2" number:min-integer-digits="1" number:grouping="true"/>
      <number:text> </number:text>
    </number:number-style>
    <number:number-style style:name="N125P1" style:volatile="true">
      <number:text>$ (</number:text>
      <number:number number:decimal-places="2" number:min-integer-digits="1" number:grouping="true"/>
      <number:text>)</number:text>
    </number:number-style>
    <number:number-style style:name="N125P2" style:volatile="true">
      <number:text>$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text>$ </number:text>
      <number:number number:decimal-places="0" number:min-integer-digits="1" number:grouping="true"/>
      <number:text> </number:text>
    </number:number-style>
    <number:number-style style:name="N127">
      <number:text>$ (</number:text>
      <number:number number:decimal-places="0" number:min-integer-digits="1" number:grouping="true"/>
      <number:text>)</number:text>
    </number:number-style>
    <number:number-style style:name="N128P0" style:volatile="true">
      <number:text>$ </number:text>
      <number:number number:decimal-places="0" number:min-integer-digits="1" number:grouping="true"/>
      <number:text> </number:text>
    </number:number-style>
    <number:number-style style:name="N128P1" style:volatile="true">
      <number:text>$ (</number:text>
      <number:number number:decimal-places="0" number:min-integer-digits="1" number:grouping="true"/>
      <number:text>)</number:text>
    </number:number-style>
    <number:number-style style:name="N128P2" style:volatile="true">
      <number:text>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2" number:min-integer-digits="1" number:grouping="true"/>
      <number:text> </number:text>
    </number:number-style>
    <number:number-style style:name="N130">
      <number:text>(</number:text>
      <number:number number:decimal-places="2" number:min-integer-digits="1" number:grouping="true"/>
      <number:text>)</number:text>
    </number:number-style>
    <number:number-style style:name="N131">
      <number:text>- </number:text>
    </number:number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0" number:min-integer-digits="1" number:grouping="true"/>
      <number:text> </number:text>
    </number:number-style>
    <number:number-style style:name="N134">
      <number:text>(</number:text>
      <number:number number:decimal-places="0" number:min-integer-digits="1" number:grouping="true"/>
      <number:text>)</number:text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1">12/01/2011</text:date>, <text:time>22:4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Bailey</meta:initial-creator>
    <meta:creation-date>2011-10-13T15:28:33</meta:creation-date>
    <dc:date>2011-12-01T22:46:32</dc:date>
    <meta:editing-duration>PT9H30M22S</meta:editing-duration>
    <meta:editing-cycles>34</meta:editing-cycles>
    <meta:generator>LibreOffice/3.4$Unix LibreOffice_project/340m1$Build-402</meta:generator>
    <meta:document-statistic meta:table-count="7" meta:cell-count="3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width="0.102cm"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width="0.102cm"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528cm" svg:height="16.017cm" xlink:href=".." xlink:type="simple" chart:class="chart:scatter" chart:style-name="ch1">
        <chart:title svg:x="9.086cm" svg:y="0.456cm" chart:style-name="ch2">
          <text:p>PLM Performance</text:p>
        </chart:title>
        <chart:legend chart:legend-position="end" svg:x="19.675cm" svg:y="7.599cm" style:legend-expansion="high" chart:style-name="ch3"/>
        <chart:plot-area chart:style-name="ch4" table:cell-range-address="Graph.A11:Graph.A15 Graph.D10:Graph.D15" chart:data-source-has-labels="row" svg:x="2.026cm" svg:y="2.521cm" svg:width="16.709cm" svg:height="11.65cm">
          <chartooo:coordinate-region svg:x="4.677cm" svg:y="2.79cm" svg:width="13.777cm" svg:height="10.595cm"/>
          <chart:axis chart:dimension="x" chart:name="primary-x" chart:style-name="ch5">
            <chart:title svg:x="8.471cm" svg:y="14.492cm" chart:style-name="ch6">
              <text:p>TACC nodes</text:p>
            </chart:title>
          </chart:axis>
          <chart:axis chart:dimension="y" chart:name="primary-y" chart:style-name="ch7">
            <chart:title svg:x="0.451cm" svg:y="10.383cm" chart:style-name="ch8">
              <text:p>SNPs/second</text:p>
            </chart:title>
            <chart:grid chart:style-name="ch9" chart:class="major"/>
          </chart:axis>
          <chart:series chart:style-name="ch10" chart:values-cell-range-address="Graph.D11:Graph.D15" chart:label-cell-address="Graph.D10:Graph.D10" chart:class="chart:scatter">
            <chart:domain table:cell-range-address="Graph.A11:Graph.A15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PU PLM</text:p>
                <draw:g>
                  <svg:desc>Graph.D10:Graph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raph.A11:Graph.A15</svg:desc>
                </draw:g>
              </table:table-cell>
              <table:table-cell office:value-type="float" office:value="110070.819565308">
                <text:p>110070.819565308</text:p>
                <draw:g>
                  <svg:desc>Graph.D11:Graph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0947.955903425">
                <text:p>250947.955903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02801.357764787">
                <text:p>502801.357764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86766.474806372">
                <text:p>986766.474806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41537.86787592">
                <text:p>1941537.86787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3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192cm" svg:height="12.836cm" xlink:href=".." xlink:type="simple" chart:class="chart:scatter" chart:style-name="ch1">
        <chart:title svg:x="2.388cm" svg:y="0.247cm" chart:style-name="ch2">
          <text:p>PLM Performance: time per SNP (log-log)</text:p>
        </chart:title>
        <chart:legend chart:legend-position="end" svg:x="9.639cm" svg:y="2.556cm" style:legend-expansion="high" chart:style-name="ch3"/>
        <chart:plot-area chart:style-name="ch4" table:cell-range-address="Graph.A3:Graph.D7 Graph.B2:Graph.D2" chart:data-source-has-labels="row" svg:x="1.642cm" svg:y="1.025cm" svg:width="10.965cm" svg:height="9.89cm">
          <chartooo:coordinate-region svg:x="3.571cm" svg:y="1.025cm" svg:width="9.036cm" svg:height="9.245cm"/>
          <chart:axis chart:dimension="x" chart:name="primary-x" chart:style-name="ch5">
            <chart:title svg:x="5.258cm" svg:y="12.031cm" chart:style-name="ch6">
              <text:p>number of TACC nodes</text:p>
            </chart:title>
          </chart:axis>
          <chart:axis chart:dimension="y" chart:name="primary-y" chart:style-name="ch7">
            <chart:title svg:x="0.839cm" svg:y="7.822cm" chart:style-name="ch8">
              <text:p>Iteration time per SNP (s)</text:p>
            </chart:title>
            <chart:grid chart:style-name="ch9" chart:class="major"/>
          </chart:axis>
          <chart:series chart:style-name="ch10" chart:values-cell-range-address="Graph.B3:Graph.B7" chart:label-cell-address="Graph.B2:Graph.B2" chart:class="chart:scatter">
            <chart:domain table:cell-range-address="Graph.A3:Graph.A7"/>
            <chart:data-point chart:repeated="5"/>
          </chart:series>
          <chart:series chart:style-name="ch11" chart:values-cell-range-address="Graph.C3:Graph.C7" chart:label-cell-address="Graph.C2:Graph.C2" chart:class="chart:scatter">
            <chart:data-point chart:repeated="5"/>
          </chart:series>
          <chart:series chart:style-name="ch12" chart:values-cell-range-address="Graph.D3:Graph.D7" chart:label-cell-address="Graph.D2:Graph.D2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tlab PLM</text:p>
                <draw:g>
                  <svg:desc>Graph.B2:Graph.B2</svg:desc>
                </draw:g>
              </table:table-cell>
              <table:table-cell office:value-type="string">
                <text:p>CPU PLM</text:p>
                <draw:g>
                  <svg:desc>Graph.C2:Graph.C2</svg:desc>
                </draw:g>
              </table:table-cell>
              <table:table-cell office:value-type="string">
                <text:p>GPU PLM</text:p>
                <draw:g>
                  <svg:desc>Graph.D2:Graph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raph.A3:Graph.A7</svg:desc>
                </draw:g>
              </table:table-cell>
              <table:table-cell office:value-type="float" office:value="0.000182971278612043">
                <text:p>0.000182971278612043</text:p>
                <draw:g>
                  <svg:desc>Graph.B3:Graph.B7</svg:desc>
                </draw:g>
              </table:table-cell>
              <table:table-cell office:value-type="float" office:value="0.00000908852">
                <text:p>0.00000908852</text:p>
                <draw:g>
                  <svg:desc>Graph.C3:Graph.C7</svg:desc>
                </draw:g>
              </table:table-cell>
              <table:table-cell office:value-type="float" office:value="0.00000908506">
                <text:p>0.00000908506</text:p>
                <draw:g>
                  <svg:desc>Graph.D3:Graph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0000373102">
                <text:p>0.00000373102</text:p>
              </table:table-cell>
              <table:table-cell office:value-type="float" office:value="0.00000398489">
                <text:p>0.00000398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0000019337775">
                <text:p>0.0000019337775</text:p>
              </table:table-cell>
              <table:table-cell office:value-type="float" office:value="0.000001988857">
                <text:p>0.000001988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000009107425">
                <text:p>0.0000009107425</text:p>
              </table:table-cell>
              <table:table-cell office:value-type="float" office:value="0.000001013411">
                <text:p>0.000001013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00000457692125">
                <text:p>0.000000457692125</text:p>
              </table:table-cell>
              <table:table-cell office:value-type="float" office:value="0.000000515055625">
                <text:p>0.00000051505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